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1019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bytes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5" office:value-type="string" calcext:value-type="string">
            <text:p>fram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tex array</text:p>
          </table:table-cell>
          <table:table-cell table:formula="of:=(3+3+2)*4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vertex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3 array</text:p>
          </table:table-cell>
          <table:table-cell table:formula="of:=4*3"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tag points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x4 matrix</text:p>
          </table:table-cell>
          <table:table-cell table:formula="of:=4*4*4" office:value-type="float" office:value="64" calcext:value-type="float">
            <text:p>64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3 LB</text:p>
          </table:table-cell>
          <table:table-cell table:formula="of:=4*3"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3 UB</text:p>
          </table:table-cell>
          <table:table-cell table:formula="of:=4*3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32 (radius)</text:p>
          </table:table-cell>
          <table:table-cell table:formula="of:=1*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ytes / frame</text:p>
          </table:table-cell>
          <table:table-cell table:formula="of:=[.C4]*[.F4]+[.C5]*[.F5]+SUM([.C6:.C9])" office:value-type="float" office:value="188" calcext:value-type="float">
            <text:p>188</text:p>
          </table:table-cell>
          <table:table-cell/>
          <table:table-cell table:style-name="ce6" office:value-type="string" calcext:value-type="string">
            <text:p>needed bytes:</text:p>
          </table:table-cell>
          <table:table-cell table:formula="of:=[.C11]*[.F3]" office:value-type="float" office:value="188" calcext:value-type="float">
            <text:p>188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.00.0000</text:date>, <text:time style:data-style-name="N2" text:time-value="13:03:34.2911149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00:45:18.523461352</meta:creation-date>
    <meta:editing-duration>PT16M44S</meta:editing-duration>
    <meta:editing-cycles>4</meta:editing-cycles>
    <meta:generator>LibreOffice/6.0.7.3$Linux_X86_64 LibreOffice_project/00m0$Build-3</meta:generator>
    <dc:date>2019-10-05T13:24:30.427519359</dc:date>
    <meta:document-statistic meta:table-count="1" meta:cell-count="24" meta:object-count="0"/>
  </office:meta>
</office:document-meta>
</file>